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persand: &amp;</text:p>
      <text:p text:style-name="Standard">Reference: &amp;amp;</text:p>
      <text:p text:style-name="Standard">HTML: &lt;a href=""&gt;</text:p>
      <text:p text:style-name="Standard">Single quote: '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UmePlus Gothic" style:font-size-asian="10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US" style:letter-kerning="true" style:font-name-asian="UmePlus Gothic" style:font-size-asian="10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UmePlus Gothic" style:font-family-asian="'UmePlus Gothic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02:24</meta:creation-date>
    <dc:language>ja-JP</dc:language>
    <dc:date>2019-02-25T16:06:34</dc:date>
    <meta:editing-cycles>2</meta:editing-cycles>
    <meta:editing-duration>PT1M</meta:editing-duration>
    <meta:generator>LibreOffice/6.1.5.2$Linux_X86_64 LibreOffice_project/10$Build-2</meta:generator>
    <meta:document-statistic meta:table-count="0" meta:image-count="0" meta:object-count="0" meta:page-count="1" meta:paragraph-count="4" meta:word-count="10" meta:character-count="61" meta:non-whitespace-character-count="55"/>
  </office:meta>
</office:document-meta>
</file>